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imbus Roman" svg:font-family="'Nimbus Roman'" style:font-family-generic="roman" style:font-pitch="variable"/>
    <style:font-face style:name="Nimbus Sans" svg:font-family="'Nimbus Sans'" style:font-family-generic="roman" style:font-pitch="variable"/>
    <style:font-face style:name="Nimbus Sans1" svg:font-family="'Nimbus Sans'" style:font-family-generic="system" style:font-pitch="variable"/>
    <style:font-face style:name="Noto Sans" svg:font-family="'Noto Sans'" style:font-family-generic="roman"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4.25cm" fo:min-width="2.75cm"/>
      <style:paragraph-properties style:writing-mode="lr-tb"/>
    </style:style>
    <style:style style:name="gr2" style:family="graphic" style:parent-style-name="standard">
      <style:graphic-properties draw:textarea-horizontal-align="justify" draw:textarea-vertical-align="middle" draw:auto-grow-height="false" fo:min-height="1.5cm" fo:min-width="1.75cm"/>
      <style:paragraph-properties style:writing-mode="lr-tb"/>
    </style:style>
    <style:style style:name="gr3" style:family="graphic" style:parent-style-name="standard">
      <style:graphic-properties svg:stroke-color="#1c1c1c" draw:fill="solid" draw:fill-color="#333333" draw:textarea-horizontal-align="justify" draw:textarea-vertical-align="middle" draw:auto-grow-height="false" fo:min-height="1cm" fo:min-width="0cm"/>
    </style:style>
    <style:style style:name="gr4" style:family="graphic" style:parent-style-name="standard">
      <style:graphic-properties svg:stroke-color="#1c1c1c" draw:fill="solid" draw:fill-color="#333333" draw:textarea-horizontal-align="justify" draw:textarea-vertical-align="middle" draw:auto-grow-height="false" fo:min-height="0.03cm" fo:min-width="0.48cm"/>
    </style:style>
    <style:style style:name="gr5" style:family="graphic" style:parent-style-name="objectwithoutfill">
      <style:graphic-properties svg:stroke-width="0.1cm" svg:stroke-color="#00a933" draw:marker-start="" draw:marker-start-width="0.45cm" draw:marker-end="" draw:marker-end-width="0.45cm" draw:fill="none" draw:textarea-vertical-align="middle" fo:padding-top="0.175cm" fo:padding-bottom="0.175cm" fo:padding-left="0.3cm" fo:padding-right="0.3cm"/>
    </style:style>
    <style:style style:name="gr6" style:family="graphic" style:parent-style-name="standard">
      <style:graphic-properties draw:textarea-horizontal-align="justify" draw:textarea-vertical-align="middle" draw:auto-grow-height="false" fo:min-height="2cm" fo:min-width="2.75cm"/>
      <style:paragraph-properties style:writing-mode="lr-tb"/>
    </style:style>
    <style:style style:name="gr7" style:family="graphic" style:parent-style-name="standard">
      <style:graphic-properties svg:stroke-width="0.1cm" svg:stroke-color="#2a6099" draw:marker-start-width="0.35cm" draw:marker-end-width="0.35cm" draw:textarea-vertical-align="middle" fo:padding-top="0.175cm" fo:padding-bottom="0.175cm" fo:padding-left="0.3cm" fo:padding-right="0.3cm"/>
    </style:style>
    <style:style style:name="gr8" style:family="graphic" style:parent-style-name="standard">
      <style:graphic-properties draw:textarea-horizontal-align="justify" draw:textarea-vertical-align="middle" draw:auto-grow-height="false" fo:min-height="2.25cm" fo:min-width="2.75cm"/>
      <style:paragraph-properties style:writing-mode="lr-tb"/>
    </style:style>
    <style:style style:name="gr9" style:family="graphic" style:parent-style-name="standard">
      <style:graphic-properties draw:stroke="none" draw:fill="solid" draw:fill-color="#333333" draw:textarea-horizontal-align="justify" draw:textarea-vertical-align="middle" draw:auto-grow-height="false" fo:min-height="0.634cm" fo:min-width="1.092cm"/>
      <style:paragraph-properties style:writing-mode="lr-tb"/>
    </style:style>
    <style:style style:name="gr10" style:family="graphic" style:parent-style-name="standard">
      <style:graphic-properties svg:stroke-width="0.1cm" svg:stroke-color="#00a933" draw:marker-start-width="0.35cm" draw:marker-end-width="0.35cm" draw:textarea-vertical-align="middle" fo:padding-top="0.175cm" fo:padding-bottom="0.175cm" fo:padding-left="0.3cm" fo:padding-right="0.3cm"/>
    </style:style>
    <style:style style:name="gr11" style:family="graphic" style:parent-style-name="standard">
      <style:graphic-properties draw:textarea-horizontal-align="justify" draw:textarea-vertical-align="middle" draw:auto-grow-height="false" fo:min-height="1.25cm" fo:min-width="1.25cm"/>
      <style:paragraph-properties style:writing-mode="lr-tb"/>
    </style:style>
    <style:style style:name="gr12" style:family="graphic" style:parent-style-name="standard">
      <style:graphic-properties draw:textarea-horizontal-align="justify" draw:textarea-vertical-align="middle" draw:auto-grow-height="false" fo:min-height="1.25cm" fo:min-width="2cm"/>
      <style:paragraph-properties style:writing-mode="lr-tb"/>
    </style:style>
    <style:style style:name="gr13" style:family="graphic" style:parent-style-name="standard">
      <style:graphic-properties draw:textarea-horizontal-align="justify" draw:textarea-vertical-align="middle" draw:auto-grow-height="false" fo:min-height="2cm" fo:min-width="1.75cm"/>
      <style:paragraph-properties style:writing-mode="lr-tb"/>
    </style:style>
    <style:style style:name="gr14" style:family="graphic" style:parent-style-name="standard">
      <style:graphic-properties draw:textarea-horizontal-align="justify" draw:textarea-vertical-align="middle" draw:auto-grow-height="false" fo:min-height="1.25cm" fo:min-width="1.75cm"/>
      <style:paragraph-properties style:writing-mode="lr-tb"/>
    </style:style>
    <style:style style:name="gr15" style:family="graphic" style:parent-style-name="standard">
      <style:graphic-properties draw:fill="solid" draw:fill-color="#ff0000" draw:textarea-horizontal-align="justify" draw:textarea-vertical-align="middle" draw:auto-grow-height="false" fo:min-height="3.5cm" fo:min-width="6.5cm"/>
    </style:style>
    <style:style style:name="gr16" style:family="graphic" style:parent-style-name="standard">
      <style:graphic-properties draw:fill="solid" draw:fill-color="#ffffff" draw:textarea-horizontal-align="justify" draw:textarea-vertical-align="middle" draw:auto-grow-height="false" fo:min-height="3cm" fo:min-width="6cm"/>
    </style:style>
    <style:style style:name="gr17" style:family="graphic" style:parent-style-name="standard">
      <style:graphic-properties svg:stroke-width="0.1cm" svg:stroke-color="#000000" draw:marker-start-width="0.35cm" draw:marker-end-width="0.35cm" draw:fill="solid" draw:fill-color="#ffffff" draw:textarea-horizontal-align="justify" draw:textarea-vertical-align="middle" draw:auto-grow-height="false" fo:min-height="1.136cm" fo:min-width="1.876cm" fo:padding-top="0.175cm" fo:padding-bottom="0.175cm" fo:padding-left="0.3cm" fo:padding-right="0.3cm"/>
    </style:style>
    <style:style style:name="gr18" style:family="graphic" style:parent-style-name="standard">
      <style:graphic-properties draw:stroke="none" svg:stroke-color="#000000" draw:fill="none" draw:fill-color="#ffffff" draw:textarea-horizontal-align="left" draw:auto-grow-height="true" draw:auto-grow-width="true" fo:min-height="0.458cm" fo:min-width="2.449cm"/>
      <style:paragraph-properties style:writing-mode="lr-tb"/>
    </style:style>
    <style:style style:name="gr19" style:family="graphic" style:parent-style-name="objectwithoutfill">
      <style:graphic-properties svg:stroke-width="0.1cm" svg:stroke-color="#2a6099" draw:marker-start="" draw:marker-start-width="0.45cm" draw:marker-end="" draw:marker-end-width="0.45cm" draw:fill="none" draw:textarea-vertical-align="middle" fo:padding-top="0.175cm" fo:padding-bottom="0.175cm" fo:padding-left="0.3cm" fo:padding-right="0.3cm"/>
    </style:style>
    <style:style style:name="gr20" style:family="graphic" style:parent-style-name="standard">
      <style:graphic-properties draw:stroke="none" draw:fill="solid" draw:fill-color="#b2b2b2" draw:textarea-horizontal-align="justify" draw:textarea-vertical-align="middle" draw:auto-grow-height="false" fo:min-height="1.372cm" fo:min-width="2.44cm" fo:wrap-option="wrap"/>
    </style:style>
    <style:style style:name="gr21" style:family="graphic" style:parent-style-name="standard">
      <style:graphic-properties svg:stroke-color="#000000" draw:fill="solid" draw:fill-color="#666666" draw:textarea-horizontal-align="justify" draw:textarea-vertical-align="middle" draw:auto-grow-height="false" fo:min-height="1.509cm" fo:min-width="0.911cm"/>
    </style:style>
    <style:style style:name="gr22" style:family="graphic" style:parent-style-name="standard">
      <style:graphic-properties svg:stroke-color="#000000" draw:fill="solid" draw:fill-color="#666666" draw:textarea-horizontal-align="justify" draw:textarea-vertical-align="middle" draw:auto-grow-height="false" fo:min-height="1.405cm" fo:min-width="0.766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P1" style:family="paragraph">
      <style:paragraph-properties fo:text-align="center" style:writing-mode="lr-tb"/>
    </style:style>
    <style:style style:name="P2" style:family="paragraph">
      <loext:graphic-properties draw:fill="solid" draw:fill-color="#333333"/>
      <style:paragraph-properties fo:text-align="center"/>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solid" draw:fill-color="#ff0000"/>
      <style:paragraph-properties fo:text-align="center"/>
    </style:style>
    <style:style style:name="P6" style:family="paragraph">
      <loext:graphic-properties draw:fill="solid" draw:fill-color="#ffffff"/>
      <style:paragraph-properties fo:text-align="center"/>
    </style:style>
    <style:style style:name="P7" style:family="paragraph">
      <loext:graphic-properties draw:fill="none" draw:fill-color="#ffffff"/>
      <style:paragraph-properties style:writing-mode="lr-tb"/>
    </style:style>
    <style:style style:name="P8" style:family="paragraph">
      <loext:graphic-properties draw:fill="solid" draw:fill-color="#b2b2b2"/>
      <style:paragraph-properties fo:text-align="center"/>
    </style:style>
    <style:style style:name="P9" style:family="paragraph">
      <loext:graphic-properties draw:fill="solid" draw:fill-color="#666666"/>
      <style:paragraph-properties fo:text-align="center"/>
    </style:style>
    <style:style style:name="P10" style:family="paragraph">
      <loext:graphic-properties draw:fill="solid" draw:fill-color="#666666"/>
      <style:paragraph-properties fo:text-align="center" style:writing-mode="lr-tb"/>
    </style:style>
    <style:style style:name="P11" style:family="paragraph">
      <style:text-properties fo:color="#ffffff" loext:opacity="100%"/>
    </style:style>
    <style:style style:name="P12" style:family="paragraph">
      <loext:graphic-properties draw:fill="none" draw:fill-color="#ffffff"/>
      <style:text-properties fo:color="#ffffff" loext:opacity="100%"/>
    </style:style>
    <style:style style:name="T1" style:family="text">
      <style:text-properties fo:font-size="16pt" style:font-size-asian="16pt" style:font-size-complex="16pt"/>
    </style:style>
    <style:style style:name="T2" style:family="text">
      <style:text-properties fo:font-size="13pt" style:font-size-asian="13pt" style:font-size-complex="13pt"/>
    </style:style>
    <style:style style:name="T3" style:family="text">
      <style:text-properties fo:font-size="14pt" style:font-size-asian="14pt" style:font-size-complex="14pt"/>
    </style:style>
    <style:style style:name="T4" style:family="text">
      <style:text-properties fo:color="#ffffff" loext:opacity="100%"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3" draw:id="id13" draw:layer="layout" svg:width="3.25cm" svg:height="4.5cm" svg:x="12.08cm" svg:y="9.275cm">
          <text:p text:style-name="P1"><text:span text:style-name="T1">Raspberry Pi 3</text:span></text:p>
          <draw:enhanced-geometry svg:viewBox="0 0 21600 21600" draw:type="rectangle" draw:enhanced-path="M 0 0 L 21600 0 21600 21600 0 21600 0 0 Z N"/>
        </draw:custom-shape>
        <draw:g>
          <draw:custom-shape draw:style-name="gr2" draw:text-style-name="P1" xml:id="id1" draw:id="id1" draw:layer="layout" svg:width="2.25cm" svg:height="1.75cm" svg:x="20.5cm" svg:y="5.75cm">
            <text:p text:style-name="P1"><text:span text:style-name="T2">Stereo HiFi</text:span></text:p>
            <text:p text:style-name="P1"><text:span text:style-name="T2">Ampl.</text:span></text:p>
            <draw:enhanced-geometry svg:viewBox="0 0 21600 21600" draw:type="rectangle" draw:enhanced-path="M 0 0 L 21600 0 21600 21600 0 21600 0 0 Z N"/>
          </draw:custom-shape>
          <draw:g xml:id="id2" draw:id="id2">
            <draw:custom-shape draw:style-name="gr3" draw:text-style-name="P2" draw:layer="layout" svg:width="0.5cm" svg:height="1.25cm" svg:x="24.721cm" svg:y="4.508cm">
              <text:p/>
              <draw:enhanced-geometry svg:viewBox="0 0 21600 21600" draw:type="rectangle" draw:enhanced-path="M 0 0 L 21600 0 21600 21600 0 21600 0 0 Z N"/>
            </draw:custom-shape>
            <draw:custom-shape draw:style-name="gr4" draw:text-style-name="P2" draw:layer="layout" svg:width="1.75cm" svg:height="0.5cm" draw:transform="rotate (-1.58737695468884) translate (25.75cm 4.25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onnector draw:style-name="gr5" draw:text-style-name="P3" draw:layer="layout" svg:x1="22.75cm" svg:y1="6.625cm" svg:x2="24.721cm" svg:y2="5.129cm" draw:start-shape="id1" draw:start-glue-point="1" draw:end-shape="id2" draw:end-glue-point="3" svg:d="M22750 6625h986v-1496h985" svg:viewBox="0 0 1972 1497">
            <text:p/>
          </draw:connector>
          <draw:g xml:id="id3" draw:id="id3">
            <draw:custom-shape draw:style-name="gr3" draw:text-style-name="P2" draw:layer="layout" svg:width="0.5cm" svg:height="1.25cm" svg:x="24.75cm" svg:y="7cm">
              <text:p/>
              <draw:enhanced-geometry svg:viewBox="0 0 21600 21600" draw:type="rectangle" draw:enhanced-path="M 0 0 L 21600 0 21600 21600 0 21600 0 0 Z N"/>
            </draw:custom-shape>
            <draw:custom-shape draw:style-name="gr4" draw:text-style-name="P2" draw:layer="layout" svg:width="1.75cm" svg:height="0.5cm" draw:transform="rotate (-1.58737695468884) translate (25.779cm 6.7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onnector draw:style-name="gr5" draw:text-style-name="P3" draw:layer="layout" draw:line-skew="0.264cm" svg:x1="22.751cm" svg:y1="6.625cm" svg:x2="24.75cm" svg:y2="7.621cm" draw:end-shape="id3" draw:end-glue-point="3" svg:d="M22751 6625h1013v996h986" svg:viewBox="0 0 2000 997">
            <text:p/>
          </draw:connector>
          <draw:custom-shape draw:style-name="gr6" draw:text-style-name="P4" xml:id="id4" draw:id="id4" draw:layer="layout" svg:width="3.25cm" svg:height="2.25cm" svg:x="6.75cm" svg:y="10.25cm">
            <text:p text:style-name="P4"><text:span text:style-name="T3">Voice Recognition Module</text:span></text:p>
            <draw:enhanced-geometry svg:viewBox="0 0 21600 21600" draw:type="rectangle" draw:enhanced-path="M 0 0 L 21600 0 21600 21600 0 21600 0 0 Z N"/>
          </draw:custom-shape>
          <draw:connector draw:style-name="gr7" draw:text-style-name="P4" draw:layer="layout" draw:line-skew="-0.071cm" svg:x1="10cm" svg:y1="11.375cm" svg:x2="12.141cm" svg:y2="11.499cm" draw:start-shape="id4" draw:start-glue-point="1" svg:d="M10000 11375h1250v124h891" svg:viewBox="0 0 2142 125">
            <text:p/>
          </draw:connector>
          <draw:custom-shape draw:style-name="gr8" draw:text-style-name="P4" xml:id="id5" draw:id="id5" draw:layer="layout" svg:width="3.25cm" svg:height="2.5cm" svg:x="6.75cm" svg:y="15cm">
            <text:p text:style-name="P4"><text:span text:style-name="T3">Arduino </text:span><text:span text:style-name="T3">Mega</text:span></text:p>
            <draw:enhanced-geometry svg:viewBox="0 0 21600 21600" draw:type="rectangle" draw:enhanced-path="M 0 0 L 21600 0 21600 21600 0 21600 0 0 Z N"/>
          </draw:custom-shape>
          <draw:connector draw:style-name="gr7" draw:text-style-name="P4" draw:layer="layout" svg:x1="10cm" svg:y1="16.25cm" svg:x2="12.142cm" svg:y2="11.499cm" draw:start-shape="id5" draw:start-glue-point="1" draw:end-shape="id6" draw:end-glue-point="3" svg:d="M10000 16250h2142v-4751" svg:viewBox="0 0 2143 4752">
            <text:p/>
          </draw:connector>
          <draw:custom-shape draw:style-name="gr9" draw:text-style-name="P2" xml:id="id7" draw:id="id7" draw:layer="layout" svg:width="2.25cm" svg:height="1.25cm" svg:x="2.25cm" svg:y="3cm">
            <text:p text:style-name="P4"><text:span text:style-name="T1">Mi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4" draw:layer="layout" svg:x1="3.375cm" svg:y1="4.25cm" svg:x2="3.375cm" svg:y2="6.25cm" draw:start-shape="id7" draw:start-glue-point="8" draw:end-shape="id8" draw:end-glue-point="0" svg:d="M3375 4250v2000" svg:viewBox="0 0 1 2001">
            <text:p/>
          </draw:connector>
          <draw:custom-shape draw:style-name="gr11" draw:text-style-name="P4" xml:id="id9" draw:id="id9" draw:layer="layout" svg:width="1.75cm" svg:height="1.5cm" svg:x="2.25cm" svg:y="13.25cm">
            <text:p text:style-name="P4"><text:span text:style-name="T3">IMU</text:span></text:p>
            <draw:enhanced-geometry svg:viewBox="0 0 21600 21600" draw:type="rectangle" draw:enhanced-path="M 0 0 L 21600 0 21600 21600 0 21600 0 0 Z N"/>
          </draw:custom-shape>
          <draw:custom-shape draw:style-name="gr12" draw:text-style-name="P4" xml:id="id10" draw:id="id10" draw:layer="layout" svg:width="2.5cm" svg:height="1.5cm" svg:x="1.85cm" svg:y="15.5cm">
            <text:p text:style-name="P4"><text:span text:style-name="T3">US</text:span></text:p>
            <text:p text:style-name="P4"><text:span text:style-name="T3">Sensor</text:span></text:p>
            <draw:enhanced-geometry svg:viewBox="0 0 21600 21600" draw:type="rectangle" draw:enhanced-path="M 0 0 L 21600 0 21600 21600 0 21600 0 0 Z N"/>
          </draw:custom-shape>
          <draw:custom-shape draw:style-name="gr12" draw:text-style-name="P4" xml:id="id11" draw:id="id11" draw:layer="layout" svg:width="2.5cm" svg:height="1.5cm" svg:x="1.85cm" svg:y="17.75cm">
            <text:p text:style-name="P4"><text:span text:style-name="T3">Pressure</text:span></text:p>
            <text:p text:style-name="P4"><text:span text:style-name="T3">Temp</text:span></text:p>
            <draw:enhanced-geometry svg:viewBox="0 0 21600 21600" draw:type="rectangle" draw:enhanced-path="M 0 0 L 21600 0 21600 21600 0 21600 0 0 Z N"/>
          </draw:custom-shape>
          <draw:connector draw:style-name="gr7" draw:text-style-name="P4" draw:layer="layout" svg:x1="4cm" svg:y1="14cm" svg:x2="6.75cm" svg:y2="16.25cm" draw:start-shape="id9" draw:start-glue-point="1" draw:end-shape="id5" draw:end-glue-point="3" svg:d="M4000 14000h1375v2250h1375" svg:viewBox="0 0 2751 2251">
            <text:p/>
          </draw:connector>
          <draw:connector draw:style-name="gr7" draw:text-style-name="P4" draw:layer="layout" svg:x1="4.35cm" svg:y1="16.25cm" svg:x2="5.75cm" svg:y2="16.25cm" draw:start-shape="id10" draw:start-glue-point="1" svg:d="M4350 16250h1400" svg:viewBox="0 0 1401 1">
            <text:p/>
          </draw:connector>
          <draw:connector draw:style-name="gr7" draw:text-style-name="P4" draw:layer="layout" svg:x1="4.35cm" svg:y1="18.5cm" svg:x2="5.75cm" svg:y2="16.25cm" draw:start-shape="id11" draw:start-glue-point="1" svg:d="M4350 18500h951v-2250h449" svg:viewBox="0 0 1401 2251">
            <text:p/>
          </draw:connector>
          <draw:custom-shape draw:style-name="gr13" draw:text-style-name="P4" xml:id="id12" draw:id="id12" draw:layer="layout" svg:width="2.25cm" svg:height="2.25cm" svg:x="12.5cm" svg:y="5cm">
            <text:p text:style-name="P4"><text:span text:style-name="T3">USB </text:span><text:span text:style-name="T3">Sound </text:span><text:span text:style-name="T3">Card</text:span></text:p>
            <draw:enhanced-geometry svg:viewBox="0 0 21600 21600" draw:type="rectangle" draw:enhanced-path="M 0 0 L 21600 0 21600 21600 0 21600 0 0 Z N"/>
          </draw:custom-shape>
          <draw:custom-shape draw:style-name="gr14" draw:text-style-name="P4" xml:id="id8" draw:id="id8" draw:layer="layout" svg:width="2.25cm" svg:height="1.5cm" svg:x="2.25cm" svg:y="6.25cm">
            <text:p text:style-name="P4"><text:span text:style-name="T3">Audio Switch</text:span></text:p>
            <draw:enhanced-geometry svg:viewBox="0 0 21600 21600" draw:type="rectangle" draw:enhanced-path="M 0 0 L 21600 0 21600 21600 0 21600 0 0 Z N"/>
          </draw:custom-shape>
          <draw:connector draw:style-name="gr10" draw:text-style-name="P4" draw:layer="layout" svg:x1="4.5cm" svg:y1="7cm" svg:x2="8.375cm" svg:y2="10.25cm" draw:start-shape="id8" draw:start-glue-point="1" draw:end-shape="id4" draw:end-glue-point="0" svg:d="M4500 7000h3875v3250" svg:viewBox="0 0 3876 3251">
            <text:p/>
          </draw:connector>
          <draw:connector draw:style-name="gr10" draw:text-style-name="P4" draw:layer="layout" svg:x1="4.5cm" svg:y1="7cm" svg:x2="13.625cm" svg:y2="5cm" draw:start-shape="id8" draw:start-glue-point="1" draw:end-shape="id12" draw:end-glue-point="0" svg:d="M4500 7000h4000v-2501h5125v501" svg:viewBox="0 0 9126 2502">
            <text:p/>
          </draw:connector>
          <draw:connector draw:style-name="gr7" draw:text-style-name="P4" draw:layer="layout" svg:x1="13.625cm" svg:y1="7.25cm" svg:x2="13.625cm" svg:y2="9.224cm" draw:start-shape="id12" draw:start-glue-point="2" svg:d="M13625 7250v1974" svg:viewBox="0 0 1 1975">
            <text:p/>
          </draw:connector>
          <draw:connector draw:style-name="gr7" draw:text-style-name="P4" xml:id="id6" draw:id="id6" draw:layer="layout" draw:line-skew="-0.625cm" svg:x1="3.375cm" svg:y1="7.75cm" svg:x2="12.142cm" svg:y2="11.499cm" draw:start-shape="id8" draw:start-glue-point="2" svg:d="M3375 7750v1500h8767v2249" svg:viewBox="0 0 8768 3750">
            <text:p/>
          </draw:connector>
        </draw:g>
        <draw:connector draw:style-name="gr5" draw:text-style-name="P3" draw:layer="layout" draw:line-skew="-1.125cm" svg:x1="15.33cm" svg:y1="11.525cm" svg:x2="20.5cm" svg:y2="6.625cm" draw:start-shape="id13" draw:end-shape="id1" draw:end-glue-point="3" svg:d="M15330 11525h1460v-4900h3710" svg:viewBox="0 0 5171 4901">
          <text:p/>
        </draw:connector>
        <draw:g xml:id="id14" draw:id="id14">
          <draw:custom-shape draw:style-name="gr15" draw:text-style-name="P5" draw:layer="layout" svg:width="7cm" svg:height="3.75cm" svg:x="19.5cm" svg:y="10cm">
            <text:p/>
            <draw:enhanced-geometry svg:viewBox="0 0 21600 21600" draw:type="rectangle" draw:enhanced-path="M 0 0 L 21600 0 21600 21600 0 21600 0 0 Z N"/>
          </draw:custom-shape>
          <draw:custom-shape draw:style-name="gr16" draw:text-style-name="P6" draw:layer="layout" svg:width="6.5cm" svg:height="3.25cm" svg:x="19.75cm" svg:y="10.25cm">
            <text:p/>
            <draw:enhanced-geometry svg:viewBox="0 0 21600 21600" draw:type="rectangle" draw:enhanced-path="M 0 0 L 21600 0 21600 21600 0 21600 0 0 Z N"/>
          </draw:custom-shape>
          <draw:custom-shape draw:style-name="gr17" draw:text-style-name="P6" draw:layer="layout" svg:width="3.5cm" svg:height="2.1cm" svg:x="21.3cm" svg:y="10.6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18" draw:text-style-name="P7" draw:layer="layout" svg:width="2.949cm" svg:height="0.708cm" svg:x="20cm" svg:y="13cm">
            <draw:text-box>
              <text:p><text:span text:style-name="T2">TFT Display</text:span></text:p>
            </draw:text-box>
          </draw:frame>
        </draw:g>
        <draw:connector draw:style-name="gr19" draw:text-style-name="P3" draw:layer="layout" svg:x1="15.33cm" svg:y1="11.525cm" svg:x2="19.5cm" svg:y2="11.875cm" draw:start-shape="id13" draw:start-glue-point="1" draw:end-shape="id14" draw:end-glue-point="3" svg:d="M15330 11525h2085v350h2085" svg:viewBox="0 0 4171 351">
          <text:p/>
        </draw:connector>
        <draw:connector draw:style-name="gr19" draw:text-style-name="P3" draw:layer="layout" draw:line-skew="0.749cm" svg:x1="15.33cm" svg:y1="11.525cm" svg:x2="16cm" svg:y2="17.75cm" draw:start-shape="id13" draw:start-glue-point="1" draw:end-shape="id15" draw:end-glue-point="3" svg:d="M15330 11525h1250v3613h-1081v2612h501" svg:viewBox="0 0 1251 6226">
          <text:p/>
        </draw:connector>
        <draw:g xml:id="id15" draw:id="id15">
          <draw:custom-shape draw:style-name="gr20" draw:text-style-name="P8" draw:layer="layout" svg:width="4.5cm" svg:height="2.5cm" svg:x="23cm" svg:y="16.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17" draw:id="id17">
            <draw:custom-shape draw:style-name="gr21" draw:text-style-name="P9" draw:layer="layout" svg:width="1.563cm" svg:height="1.911cm" svg:x="19cm" svg:y="16.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0" draw:layer="layout" svg:width="2.258cm" svg:height="2.953cm" draw:transform="rotate (-1.56451314148772) translate (23.502cm 16.62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2" draw:text-style-name="P1" xml:id="id16" draw:id="id16" draw:layer="layout" svg:width="2.25cm" svg:height="1.75cm" svg:x="16cm" svg:y="16.85cm">
            <text:p text:style-name="P1"><text:span text:style-name="T2">Smoke Contr.</text:span></text:p>
            <text:p text:style-name="P1"><text:span text:style-name="T2">PCB</text:span></text:p>
            <draw:enhanced-geometry svg:viewBox="0 0 21600 21600" draw:type="rectangle" draw:enhanced-path="M 0 0 L 21600 0 21600 21600 0 21600 0 0 Z N"/>
          </draw:custom-shape>
          <draw:connector draw:style-name="gr5" draw:text-style-name="P3" draw:layer="layout" svg:x1="18.25cm" svg:y1="17.725cm" svg:x2="19cm" svg:y2="17.761cm" draw:start-shape="id16" draw:start-glue-point="1" draw:end-shape="id17" draw:end-glue-point="3" svg:d="M18250 17725h375v36h375" svg:viewBox="0 0 751 37">
            <text:p/>
          </draw:connector>
          <draw:frame draw:style-name="gr23" draw:text-style-name="P12" draw:layer="layout" svg:width="2.826cm" svg:height="0.78cm" svg:x="20.624cm" svg:y="17.47cm">
            <draw:text-box>
              <text:p text:style-name="P11"><text:span text:style-name="T4">„</text:span><text:span text:style-name="T4">Thruster“</text:span></text:p>
            </draw:text-box>
          </draw:frame>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imbus Roman" svg:font-family="'Nimbus Roman'" style:font-family-generic="roman" style:font-pitch="variable"/>
    <style:font-face style:name="Nimbus Sans" svg:font-family="'Nimbus Sans'" style:font-family-generic="roman" style:font-pitch="variable"/>
    <style:font-face style:name="Nimbus Sans1" svg:font-family="'Nimbus Sans'" style:font-family-generic="system"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Nimbus Roman" fo:font-size="24pt" fo:language="de" fo:country="DE" style:font-name-asian="Cantarell" style:font-size-asian="24pt" style:language-asian="zh" style:country-asian="CN" style:font-name-complex="Nimbus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imbus Sans" fo:font-family="'Nimbus Sans'" style:font-family-generic="roman" style:font-pitch="variable" fo:font-size="18pt" fo:font-style="normal" fo:text-shadow="none" style:text-underline-style="none" fo:font-weight="normal" style:letter-kerning="true" style:font-name-asian="Nimbus Sans1" style:font-family-asian="'Nimbus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5-19T20:29:42.582507770</meta:creation-date>
    <dc:date>2022-05-19T21:21:15.690332317</dc:date>
    <meta:editing-duration>PT34M59S</meta:editing-duration>
    <meta:editing-cycles>9</meta:editing-cycles>
    <meta:generator>LibreOffice/7.3.3.2$Linux_X86_64 LibreOffice_project/30$Build-2</meta:generator>
    <meta:document-statistic meta:object-count="45"/>
  </office:meta>
</office:document-meta>
</file>